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losiveContextTestCase.tes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extLoadFailureTests.clearFailu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LoadFailureTests.customBootstrapperAppliesApplicationContextFailure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fig.explo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